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59f4f"/>
    </style:style>
    <style:style style:name="P21" style:family="paragraph" style:parent-style-name="AsenHeading2">
      <style:text-properties officeooo:paragraph-rsid="004b3f46"/>
    </style:style>
    <style:style style:name="P22" style:family="paragraph" style:parent-style-name="AsenHeading2">
      <style:text-properties officeooo:paragraph-rsid="005138bf"/>
    </style:style>
    <style:style style:name="P23" style:family="paragraph" style:parent-style-name="AsenHeading2">
      <style:text-properties officeooo:paragraph-rsid="0059838c"/>
    </style:style>
    <style:style style:name="P24" style:family="paragraph" style:parent-style-name="AsenHeading2">
      <style:text-properties officeooo:paragraph-rsid="005e2092"/>
    </style:style>
    <style:style style:name="P25" style:family="paragraph" style:parent-style-name="AsenHeading1">
      <style:text-properties officeooo:paragraph-rsid="00530e06"/>
    </style:style>
    <style:style style:name="P26" style:family="paragraph" style:parent-style-name="AsenHeading1">
      <style:text-properties officeooo:paragraph-rsid="0057f548"/>
    </style:style>
    <style:style style:name="P27" style:family="paragraph" style:parent-style-name="AsenHeading1">
      <style:paragraph-properties fo:break-before="page"/>
    </style:style>
    <style:style style:name="P28" style:family="paragraph" style:parent-style-name="AsenParagraphStyle">
      <style:text-properties officeooo:rsid="00429e6d" officeooo:paragraph-rsid="00429e6d"/>
    </style:style>
    <style:style style:name="P29" style:family="paragraph" style:parent-style-name="AsenParagraphStyle">
      <style:text-properties officeooo:rsid="00429e6d" officeooo:paragraph-rsid="004bb903"/>
    </style:style>
    <style:style style:name="P30" style:family="paragraph" style:parent-style-name="AsenParagraphStyle">
      <style:text-properties officeooo:paragraph-rsid="00459f4f"/>
    </style:style>
    <style:style style:name="P31" style:family="paragraph" style:parent-style-name="AsenParagraphStyle">
      <style:text-properties officeooo:rsid="0056c085" officeooo:paragraph-rsid="0056c085"/>
    </style:style>
    <style:style style:name="P32" style:family="paragraph" style:parent-style-name="AsenParagraphStyle">
      <style:text-properties officeooo:rsid="0056c085" officeooo:paragraph-rsid="005e2092"/>
    </style:style>
    <style:style style:name="P33" style:family="paragraph" style:parent-style-name="AsenParagraphStyle">
      <style:text-properties officeooo:rsid="0056d938" officeooo:paragraph-rsid="0056d938"/>
    </style:style>
    <style:style style:name="P34" style:family="paragraph" style:parent-style-name="AsenParagraphStyle">
      <style:text-properties officeooo:paragraph-rsid="005138bf"/>
    </style:style>
    <style:style style:name="P35" style:family="paragraph" style:parent-style-name="AsenParagraphStyle">
      <style:text-properties officeooo:rsid="005bc799" officeooo:paragraph-rsid="005bc799"/>
    </style:style>
    <style:style style:name="P36" style:family="paragraph" style:parent-style-name="AsenParagraphStyle">
      <style:text-properties officeooo:rsid="005bc799" officeooo:paragraph-rsid="0056d938"/>
    </style:style>
    <style:style style:name="P37" style:family="paragraph" style:parent-style-name="AsenParagraphStyle">
      <style:text-properties officeooo:rsid="005bc799" officeooo:paragraph-rsid="005e36e9"/>
    </style:style>
    <style:style style:name="P38" style:family="paragraph" style:parent-style-name="AsenParagraphStyle">
      <style:text-properties officeooo:rsid="0065135c" officeooo:paragraph-rsid="0066dacc"/>
    </style:style>
    <style:style style:name="P39" style:family="paragraph" style:parent-style-name="AsenParagraphStyle">
      <style:text-properties officeooo:rsid="0065135c" officeooo:paragraph-rsid="0069a897"/>
    </style:style>
    <style:style style:name="P40" style:family="paragraph" style:parent-style-name="AsenParagraphStyle">
      <style:text-properties officeooo:paragraph-rsid="0065135c"/>
    </style:style>
    <style:style style:name="P41" style:family="paragraph" style:parent-style-name="AsenParagraphStyle">
      <style:text-properties officeooo:rsid="00738b55" officeooo:paragraph-rsid="0074e8d1"/>
    </style:style>
    <style:style style:name="P42" style:family="paragraph" style:parent-style-name="AsenParagraphStyle">
      <style:text-properties officeooo:rsid="0074e8d1" officeooo:paragraph-rsid="0074e8d1"/>
    </style:style>
    <style:style style:name="P43" style:family="paragraph" style:parent-style-name="AsenParagraphStyle">
      <style:text-properties officeooo:rsid="0074e8d1" officeooo:paragraph-rsid="007fc7be"/>
    </style:style>
    <style:style style:name="P44" style:family="paragraph" style:parent-style-name="AsenParagraphStyle">
      <style:text-properties officeooo:rsid="0076f27e" officeooo:paragraph-rsid="0076f27e"/>
    </style:style>
    <style:style style:name="P45" style:family="paragraph" style:parent-style-name="AsenParagraphStyle">
      <style:text-properties officeooo:rsid="00786e4d" officeooo:paragraph-rsid="00786e4d"/>
    </style:style>
    <style:style style:name="P46" style:family="paragraph" style:parent-style-name="AsenParagraphStyle">
      <style:text-properties fo:font-weight="normal" officeooo:rsid="007fc7be" officeooo:paragraph-rsid="0082fb9a" style:font-weight-asian="normal" style:font-weight-complex="normal"/>
    </style:style>
    <style:style style:name="P47" style:family="paragraph" style:parent-style-name="AsenParagraphStyle">
      <style:text-properties fo:font-weight="normal" officeooo:rsid="0082fb9a" officeooo:paragraph-rsid="0082fb9a" style:font-weight-asian="normal" style:font-weight-complex="normal"/>
    </style:style>
    <style:style style:name="P48" style:family="paragraph" style:parent-style-name="AsenParagraphStyle">
      <style:text-properties officeooo:rsid="0080b09b" officeooo:paragraph-rsid="0081a4ca"/>
    </style:style>
    <style:style style:name="P49"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50"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51"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52"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53"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54"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55"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56"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57" style:family="paragraph" style:parent-style-name="AsenParagraphStyle">
      <style:text-properties fo:font-style="italic" fo:font-weight="normal" officeooo:rsid="00a46942" officeooo:paragraph-rsid="00a8f356" style:font-style-asian="italic" style:font-weight-asian="normal" style:font-style-complex="italic" style:font-weight-complex="normal"/>
    </style:style>
    <style:style style:name="P58" style:family="paragraph" style:parent-style-name="AsenParagraphStyle">
      <style:text-properties officeooo:rsid="008ab668" officeooo:paragraph-rsid="008ab668"/>
    </style:style>
    <style:style style:name="P59" style:family="paragraph" style:parent-style-name="AsenParagraphStyle">
      <style:text-properties officeooo:rsid="009244ba" officeooo:paragraph-rsid="0093310a"/>
    </style:style>
    <style:style style:name="P60" style:family="paragraph" style:parent-style-name="AsenParagraphStyle">
      <style:text-properties officeooo:rsid="009c5384" officeooo:paragraph-rsid="009c5384"/>
    </style:style>
    <style:style style:name="P61" style:family="paragraph" style:parent-style-name="AsenParagraphStyle">
      <style:text-properties officeooo:rsid="009c5384" officeooo:paragraph-rsid="00a8f356"/>
    </style:style>
    <style:style style:name="P62" style:family="paragraph" style:parent-style-name="AsenParagraphStyle">
      <style:text-properties officeooo:rsid="00990171" officeooo:paragraph-rsid="00990171"/>
    </style:style>
    <style:style style:name="P63" style:family="paragraph" style:parent-style-name="AsenParagraphStyle">
      <style:text-properties fo:font-style="normal" fo:font-weight="normal" officeooo:rsid="00a41cc7" officeooo:paragraph-rsid="00a41cc7" style:font-style-asian="normal" style:font-weight-asian="normal" style:font-style-complex="normal" style:font-weight-complex="normal"/>
    </style:style>
    <style:style style:name="P64" style:family="paragraph" style:parent-style-name="AsenParagraphStyle">
      <style:text-properties officeooo:rsid="00a5adab" officeooo:paragraph-rsid="00a8f356"/>
    </style:style>
    <style:style style:name="P65" style:family="paragraph" style:parent-style-name="AsenParagraphStyle">
      <style:text-properties officeooo:rsid="00a8f356" officeooo:paragraph-rsid="00a8f356"/>
    </style:style>
    <style:style style:name="P66" style:family="paragraph" style:parent-style-name="AsenParagraphStyle" style:master-page-name="">
      <style:paragraph-properties style:page-number="auto"/>
      <style:text-properties officeooo:rsid="00429e6d" officeooo:paragraph-rsid="00429e6d"/>
    </style:style>
    <style:style style:name="P67"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68"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69"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70"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71" style:family="paragraph" style:parent-style-name="AsenContents2">
      <style:paragraph-properties>
        <style:tab-stops>
          <style:tab-stop style:position="5.5701in" style:type="right" style:leader-style="dotted" style:leader-text="."/>
        </style:tab-stops>
      </style:paragraph-properties>
    </style:style>
    <style:style style:name="P72" style:family="paragraph" style:parent-style-name="AsenContents1">
      <style:paragraph-properties>
        <style:tab-stops>
          <style:tab-stop style:position="5.7201in" style:type="right" style:leader-style="dotted" style:leader-text="."/>
        </style:tab-stops>
      </style:paragraph-properties>
    </style:style>
    <style:style style:name="P73" style:family="paragraph" style:parent-style-name="AsenParagraphStyle" style:list-style-name="L1">
      <style:text-properties officeooo:rsid="0056c085" officeooo:paragraph-rsid="0056c085"/>
    </style:style>
    <style:style style:name="P74" style:family="paragraph" style:parent-style-name="AsenParagraphStyle" style:list-style-name="L1">
      <style:text-properties officeooo:rsid="005bce75" officeooo:paragraph-rsid="005bce75"/>
    </style:style>
    <style:style style:name="P75" style:family="paragraph" style:parent-style-name="AsenParagraphStyle" style:list-style-name="L2">
      <style:text-properties officeooo:rsid="0074e8d1" officeooo:paragraph-rsid="0074e8d1"/>
    </style:style>
    <style:style style:name="P76" style:family="paragraph" style:parent-style-name="AsenParagraphStyle" style:list-style-name="L3"/>
    <style:style style:name="P77" style:family="paragraph" style:parent-style-name="AsenParagraphStyle" style:list-style-name="L4">
      <style:text-properties officeooo:paragraph-rsid="00646033"/>
    </style:style>
    <style:style style:name="P78" style:family="paragraph" style:parent-style-name="AsenParagraphStyle" style:list-style-name="L5">
      <style:text-properties officeooo:paragraph-rsid="0065135c"/>
    </style:style>
    <style:style style:name="P79" style:family="paragraph" style:parent-style-name="AsenParagraphStyle">
      <style:text-properties fo:font-weight="bold" officeooo:rsid="00ad4c19" officeooo:paragraph-rsid="00ad4c19" style:font-weight-asian="bold" style:font-weight-complex="bold"/>
    </style:style>
    <style:style style:name="P80" style:family="paragraph" style:parent-style-name="AsenParagraphStyle">
      <style:text-properties fo:font-weight="bold" officeooo:rsid="00ad7bcb" officeooo:paragraph-rsid="00ad7bcb" style:font-weight-asian="bold" style:font-weight-complex="bold"/>
    </style:style>
    <style:style style:name="P81" style:family="paragraph" style:parent-style-name="AsenParagraphStyle">
      <style:text-properties fo:font-weight="normal" officeooo:rsid="00ad4c19" officeooo:paragraph-rsid="00ad4c19" style:font-weight-asian="normal" style:font-weight-complex="normal"/>
    </style:style>
    <style:style style:name="P82" style:family="paragraph" style:parent-style-name="AsenParagraphStyle">
      <style:text-properties fo:font-weight="normal" officeooo:rsid="00ad7bcb" officeooo:paragraph-rsid="00ad7bcb" style:font-weight-asian="normal" style:font-weight-complex="normal"/>
    </style:style>
    <style:style style:name="P83" style:family="paragraph" style:parent-style-name="AsenParagraphStyle">
      <style:text-properties fo:font-weight="normal" officeooo:rsid="00ae3f0c" officeooo:paragraph-rsid="00ae3f0c" style:font-weight-asian="normal" style:font-weight-complex="normal"/>
    </style:style>
    <style:style style:name="P84" style:family="paragraph" style:parent-style-name="AsenParagraphStyle">
      <style:text-properties fo:font-weight="normal" officeooo:rsid="00af126d" officeooo:paragraph-rsid="00af126d" style:font-weight-asian="normal" style:font-weight-complex="normal"/>
    </style:style>
    <style:style style:name="P85" style:family="paragraph" style:parent-style-name="AsenParagraphStyle">
      <style:text-properties fo:font-weight="normal" officeooo:rsid="00b0f0f8" officeooo:paragraph-rsid="00b0f0f8" style:font-weight-asian="normal" style:font-weight-complex="normal"/>
    </style:style>
    <style:style style:name="P86" style:family="paragraph" style:parent-style-name="AsenHeading1">
      <style:text-properties officeooo:paragraph-rsid="00344f1f"/>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a8f356" style:font-weight-asian="bold" style:font-weight-complex="bold"/>
    </style:style>
    <style:style style:name="T8" style:family="text">
      <style:text-properties officeooo:rsid="005bce75"/>
    </style:style>
    <style:style style:name="T9" style:family="text">
      <style:text-properties officeooo:rsid="005ce97c"/>
    </style:style>
    <style:style style:name="T10" style:family="text">
      <style:text-properties officeooo:rsid="005d198c"/>
    </style:style>
    <style:style style:name="T11" style:family="text">
      <style:text-properties officeooo:rsid="00627744"/>
    </style:style>
    <style:style style:name="T12" style:family="text">
      <style:text-properties officeooo:rsid="0062f76b"/>
    </style:style>
    <style:style style:name="T13" style:family="text">
      <style:text-properties officeooo:rsid="00636027"/>
    </style:style>
    <style:style style:name="T14" style:family="text">
      <style:text-properties officeooo:rsid="00644c1f"/>
    </style:style>
    <style:style style:name="T15" style:family="text">
      <style:text-properties officeooo:rsid="0066dacc"/>
    </style:style>
    <style:style style:name="T16" style:family="text">
      <style:text-properties officeooo:rsid="0071442f"/>
    </style:style>
    <style:style style:name="T17" style:family="text">
      <style:text-properties officeooo:rsid="0074e8d1"/>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65135c"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76b598" style:font-style-asian="normal" style:font-weight-asian="normal" style:font-style-complex="normal" style:font-weight-complex="normal"/>
    </style:style>
    <style:style style:name="T24" style:family="text">
      <style:text-properties fo:font-style="normal" fo:font-weight="normal" officeooo:rsid="00786e4d" style:font-style-asian="normal" style:font-weight-asian="normal" style:font-style-complex="normal" style:font-weight-complex="normal"/>
    </style:style>
    <style:style style:name="T25" style:family="text">
      <style:text-properties fo:font-style="normal" fo:font-weight="normal" officeooo:rsid="0082fb9a" style:font-style-asian="normal" style:font-weight-asian="normal" style:font-style-complex="normal" style:font-weight-complex="normal"/>
    </style:style>
    <style:style style:name="T26" style:family="text">
      <style:text-properties fo:font-style="normal" fo:font-weight="normal" officeooo:rsid="0084d34c" style:font-style-asian="normal" style:font-weight-asian="normal" style:font-style-complex="normal" style:font-weight-complex="normal"/>
    </style:style>
    <style:style style:name="T27" style:family="text">
      <style:text-properties fo:font-style="normal" fo:font-weight="normal" officeooo:rsid="008952c9" style:font-style-asian="normal" style:font-weight-asian="normal" style:font-style-complex="normal" style:font-weight-complex="normal"/>
    </style:style>
    <style:style style:name="T28" style:family="text">
      <style:text-properties fo:font-style="normal" fo:font-weight="normal" officeooo:rsid="008bef08" style:font-style-asian="normal" style:font-weight-asian="normal" style:font-style-complex="normal" style:font-weight-complex="normal"/>
    </style:style>
    <style:style style:name="T29" style:family="text">
      <style:text-properties fo:font-style="normal" fo:font-weight="normal" officeooo:rsid="008c34a5" style:font-style-asian="normal" style:font-weight-asian="normal" style:font-style-complex="normal" style:font-weight-complex="normal"/>
    </style:style>
    <style:style style:name="T30" style:family="text">
      <style:text-properties fo:font-style="normal" fo:font-weight="normal" officeooo:rsid="00914076" style:font-style-asian="normal" style:font-weight-asian="normal" style:font-style-complex="normal" style:font-weight-complex="normal"/>
    </style:style>
    <style:style style:name="T31" style:family="text">
      <style:text-properties fo:font-style="normal" fo:font-weight="normal" officeooo:rsid="008e1c00" style:font-style-asian="normal" style:font-weight-asian="normal" style:font-style-complex="normal" style:font-weight-complex="normal"/>
    </style:style>
    <style:style style:name="T32" style:family="text">
      <style:text-properties fo:font-style="normal" fo:font-weight="normal" officeooo:rsid="0093310a" style:font-style-asian="normal" style:font-weight-asian="normal" style:font-style-complex="normal" style:font-weight-complex="normal"/>
    </style:style>
    <style:style style:name="T33" style:family="text">
      <style:text-properties fo:font-style="normal" fo:font-weight="normal" officeooo:rsid="0094d850" style:font-style-asian="normal" style:font-weight-asian="normal" style:font-style-complex="normal" style:font-weight-complex="normal"/>
    </style:style>
    <style:style style:name="T34" style:family="text">
      <style:text-properties fo:font-style="normal" fo:font-weight="normal" officeooo:rsid="0095feca" style:font-style-asian="normal" style:font-weight-asian="normal" style:font-style-complex="normal" style:font-weight-complex="normal"/>
    </style:style>
    <style:style style:name="T35" style:family="text">
      <style:text-properties fo:font-style="normal" fo:font-weight="normal" officeooo:rsid="00990425" style:font-style-asian="normal" style:font-weight-asian="normal" style:font-style-complex="normal" style:font-weight-complex="normal"/>
    </style:style>
    <style:style style:name="T36" style:family="text">
      <style:text-properties fo:font-style="normal" fo:font-weight="normal" officeooo:rsid="009a07fd" style:font-style-asian="normal" style:font-weight-asian="normal" style:font-style-complex="normal" style:font-weight-complex="normal"/>
    </style:style>
    <style:style style:name="T37" style:family="text">
      <style:text-properties fo:font-style="normal" fo:font-weight="normal" officeooo:rsid="009d6c24" style:font-style-asian="normal" style:font-weight-asian="normal" style:font-style-complex="normal" style:font-weight-complex="normal"/>
    </style:style>
    <style:style style:name="T38" style:family="text">
      <style:text-properties fo:font-style="normal" fo:font-weight="normal" officeooo:rsid="009f28fb" style:font-style-asian="normal" style:font-weight-asian="normal" style:font-style-complex="normal" style:font-weight-complex="normal"/>
    </style:style>
    <style:style style:name="T39" style:family="text">
      <style:text-properties fo:font-style="normal" fo:font-weight="normal" officeooo:rsid="00a103d9" style:font-style-asian="normal" style:font-weight-asian="normal" style:font-style-complex="normal" style:font-weight-complex="normal"/>
    </style:style>
    <style:style style:name="T40" style:family="text">
      <style:text-properties fo:font-style="normal" fo:font-weight="normal" officeooo:rsid="00a14c63" style:font-style-asian="normal" style:font-weight-asian="normal" style:font-style-complex="normal" style:font-weight-complex="normal"/>
    </style:style>
    <style:style style:name="T41" style:family="text">
      <style:text-properties fo:font-style="normal" fo:font-weight="normal" officeooo:rsid="00a2686b"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style:font-style-asian="normal" style:font-style-complex="normal"/>
    </style:style>
    <style:style style:name="T44" style:family="text">
      <style:text-properties fo:font-style="normal" officeooo:rsid="0082fb9a" style:font-style-asian="normal" style:font-style-complex="normal"/>
    </style:style>
    <style:style style:name="T45" style:family="text">
      <style:text-properties fo:font-style="normal" officeooo:rsid="0084d34c" style:font-style-asian="normal" style:font-style-complex="normal"/>
    </style:style>
    <style:style style:name="T46" style:family="text">
      <style:text-properties fo:font-style="normal" officeooo:rsid="008952c9" style:font-style-asian="normal" style:font-style-complex="normal"/>
    </style:style>
    <style:style style:name="T47" style:family="text">
      <style:text-properties fo:font-style="normal" officeooo:rsid="007fc7be" style:font-style-asian="normal" style:font-style-complex="normal"/>
    </style:style>
    <style:style style:name="T48" style:family="text">
      <style:text-properties fo:font-style="normal" officeooo:rsid="008c6e9a" style:font-style-asian="normal" style:font-style-complex="normal"/>
    </style:style>
    <style:style style:name="T49" style:family="text">
      <style:text-properties fo:font-style="normal" officeooo:rsid="008e1c00" style:font-style-asian="normal" style:font-style-complex="normal"/>
    </style:style>
    <style:style style:name="T50" style:family="text">
      <style:text-properties fo:font-style="normal" officeooo:rsid="008e2e43" style:font-style-asian="normal" style:font-style-complex="normal"/>
    </style:style>
    <style:style style:name="T51" style:family="text">
      <style:text-properties fo:font-style="normal" officeooo:rsid="00990425" style:font-style-asian="normal" style:font-style-complex="normal"/>
    </style:style>
    <style:style style:name="T52" style:family="text">
      <style:text-properties fo:font-style="normal" officeooo:rsid="0099db39" style:font-style-asian="normal" style:font-style-complex="normal"/>
    </style:style>
    <style:style style:name="T53" style:family="text">
      <style:text-properties fo:font-style="normal" officeooo:rsid="00a41cc7" style:font-style-asian="normal" style:font-style-complex="normal"/>
    </style:style>
    <style:style style:name="T54" style:family="text">
      <style:text-properties fo:font-style="normal" officeooo:rsid="00a8f356" style:font-style-asian="normal" style:font-style-complex="normal"/>
    </style:style>
    <style:style style:name="T55" style:family="text">
      <style:text-properties fo:font-style="normal" officeooo:rsid="00aad103" style:font-style-asian="normal" style:font-style-complex="normal"/>
    </style:style>
    <style:style style:name="T56" style:family="text">
      <style:text-properties fo:font-style="normal" officeooo:rsid="00acb7ae" style:font-style-asian="normal" style:font-style-complex="normal"/>
    </style:style>
    <style:style style:name="T57" style:family="text">
      <style:text-properties fo:font-style="normal" officeooo:rsid="00ad7bcb" style:font-style-asian="normal" style:font-style-complex="normal"/>
    </style:style>
    <style:style style:name="T58" style:family="text">
      <style:text-properties officeooo:rsid="0076b598"/>
    </style:style>
    <style:style style:name="T59" style:family="text">
      <style:text-properties officeooo:rsid="007872b1"/>
    </style:style>
    <style:style style:name="T60" style:family="text">
      <style:text-properties officeooo:rsid="007e29b8"/>
    </style:style>
    <style:style style:name="T61" style:family="text">
      <style:text-properties officeooo:rsid="007f23dd"/>
    </style:style>
    <style:style style:name="T62" style:family="text">
      <style:text-properties officeooo:rsid="0081a4ca"/>
    </style:style>
    <style:style style:name="T63" style:family="text">
      <style:text-properties officeooo:rsid="008ab668"/>
    </style:style>
    <style:style style:name="T64" style:family="text">
      <style:text-properties fo:font-weight="normal" style:font-weight-asian="normal" style:font-weight-complex="normal"/>
    </style:style>
    <style:style style:name="T65" style:family="text">
      <style:text-properties fo:font-weight="normal" officeooo:rsid="008bef08" style:font-weight-asian="normal" style:font-weight-complex="normal"/>
    </style:style>
    <style:style style:name="T66" style:family="text">
      <style:text-properties fo:font-weight="normal" officeooo:rsid="0082fb9a" style:font-weight-asian="normal" style:font-weight-complex="normal"/>
    </style:style>
    <style:style style:name="T67" style:family="text">
      <style:text-properties fo:font-weight="normal" officeooo:rsid="0093310a" style:font-weight-asian="normal" style:font-weight-complex="normal"/>
    </style:style>
    <style:style style:name="T68" style:family="text">
      <style:text-properties fo:font-weight="normal" officeooo:rsid="0095feca" style:font-weight-asian="normal" style:font-weight-complex="normal"/>
    </style:style>
    <style:style style:name="T69" style:family="text">
      <style:text-properties fo:font-weight="normal" officeooo:rsid="00990425" style:font-weight-asian="normal" style:font-weight-complex="normal"/>
    </style:style>
    <style:style style:name="T70" style:family="text">
      <style:text-properties fo:font-weight="normal" officeooo:rsid="009a07fd" style:font-weight-asian="normal" style:font-weight-complex="normal"/>
    </style:style>
    <style:style style:name="T71" style:family="text">
      <style:text-properties fo:font-weight="normal" officeooo:rsid="009d6c24" style:font-weight-asian="normal" style:font-weight-complex="normal"/>
    </style:style>
    <style:style style:name="T72" style:family="text">
      <style:text-properties fo:font-weight="normal" officeooo:rsid="00a2686b" style:font-weight-asian="normal" style:font-weight-complex="normal"/>
    </style:style>
    <style:style style:name="T73" style:family="text">
      <style:text-properties officeooo:rsid="008bef08"/>
    </style:style>
    <style:style style:name="T74" style:family="text">
      <style:text-properties officeooo:rsid="0080b09b"/>
    </style:style>
    <style:style style:name="T75" style:family="text">
      <style:text-properties officeooo:rsid="008c6e9a"/>
    </style:style>
    <style:style style:name="T76" style:family="text">
      <style:text-properties officeooo:rsid="008e1c00"/>
    </style:style>
    <style:style style:name="T77" style:family="text">
      <style:text-properties officeooo:rsid="0093310a"/>
    </style:style>
    <style:style style:name="T78" style:family="text">
      <style:text-properties officeooo:rsid="00990171"/>
    </style:style>
    <style:style style:name="T79" style:family="text">
      <style:text-properties officeooo:rsid="008e2e43"/>
    </style:style>
    <style:style style:name="T80" style:family="text">
      <style:text-properties officeooo:rsid="00a309cd"/>
    </style:style>
    <style:style style:name="T81" style:family="text">
      <style:text-properties officeooo:rsid="00a8f356"/>
    </style:style>
    <style:style style:name="T82" style:family="text">
      <style:text-properties officeooo:rsid="00acb7ae"/>
    </style:style>
    <style:style style:name="fr1" style:family="graphic" style:parent-style-name="OLE">
      <style:graphic-properties fo:margin-left="0in" fo:margin-right="0in" style:vertical-pos="top" style:vertical-rel="baseline" fo:padding="0.0008in" fo:border="none" draw:ole-draw-aspect="1" draw:visible-area-width="2.1878in" draw:visible-area-height="2.6976in"/>
    </style:style>
    <style:style style:name="fr2" style:family="graphic" style:parent-style-name="OLE">
      <style:graphic-properties fo:margin-left="0in" fo:margin-right="0in" style:vertical-pos="top" style:vertical-rel="baseline" fo:padding="0.0008in" fo:border="none" draw:ole-draw-aspect="1" draw:visible-area-width="0.826in" draw:visible-area-height="0.742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2"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72"><text:a xlink:type="simple" xlink:href="#__RefHeading__3668_1271752083" text:style-name="Index_20_Link" text:visited-style-name="Index_20_Link">Глава 1. Увод (3-5стр.)<text:tab/>4</text:a></text:p>
          <text:p text:style-name="P71"><text:a xlink:type="simple" xlink:href="#__RefHeading__3670_1271752083" text:style-name="Index_20_Link" text:visited-style-name="Index_20_Link">1.1. Актуалност на проблема и мотивация (0,5-1стр.)<text:tab/>4</text:a></text:p>
          <text:p text:style-name="P71"><text:a xlink:type="simple" xlink:href="#__RefHeading__3782_1271752083" text:style-name="Index_20_Link" text:visited-style-name="Index_20_Link">1.2. Цел и задачи на дипломната работа (1-2стр.)<text:tab/>4</text:a></text:p>
          <text:p text:style-name="P71"><text:a xlink:type="simple" xlink:href="#__RefHeading__3784_1271752083" text:style-name="Index_20_Link" text:visited-style-name="Index_20_Link">1.3. Очаквани ползи от реализацията (1-2стр.)<text:tab/>5</text:a></text:p>
          <text:p text:style-name="P71"><text:a xlink:type="simple" xlink:href="#__RefHeading__3676_1271752083" text:style-name="Index_20_Link" text:visited-style-name="Index_20_Link">1.4. Структура на дипломната работа (0,5-1стр.)<text:tab/>5</text:a></text:p>
          <text:p text:style-name="P72"><text:a xlink:type="simple" xlink:href="#__RefHeading__3678_1271752083" text:style-name="Index_20_Link" text:visited-style-name="Index_20_Link">Глава 2. Преглед на предметната област (да се замени с конкретно заглавие според заданието) (10-15стр.)<text:tab/>6</text:a></text:p>
          <text:p text:style-name="P71"><text:a xlink:type="simple" xlink:href="#__RefHeading__3680_1271752083" text:style-name="Index_20_Link" text:visited-style-name="Index_20_Link">2.1. Основни дефиниции<text:tab/>6</text:a></text:p>
          <text:p text:style-name="P71"><text:a xlink:type="simple" xlink:href="#__RefHeading__3682_1271752083" text:style-name="Index_20_Link" text:visited-style-name="Index_20_Link">2.2. Подходи, методи (евентуално модели и стандарти) за решаване на проблемите<text:tab/>6</text:a></text:p>
          <text:p text:style-name="P71"><text:a xlink:type="simple" xlink:href="#__RefHeading__3684_1271752083" text:style-name="Index_20_Link" text:visited-style-name="Index_20_Link">2.3. Съществуващи решения (практически реализации)<text:tab/>6</text:a></text:p>
          <text:p text:style-name="P71"><text:a xlink:type="simple" xlink:href="#__RefHeading__3686_1271752083" text:style-name="Index_20_Link" text:visited-style-name="Index_20_Link">2.4. Избор на критерии за сравнение и сравнителен анализ на решения/методи/стандарти/...<text:tab/>6</text:a></text:p>
          <text:p text:style-name="P71"><text:a xlink:type="simple" xlink:href="#__RefHeading__3732_1271752083" text:style-name="Index_20_Link" text:visited-style-name="Index_20_Link">2.5. Изводи<text:tab/>6</text:a></text:p>
          <text:p text:style-name="P72"><text:a xlink:type="simple" xlink:href="#__RefHeading__3734_1271752083" text:style-name="Index_20_Link" text:visited-style-name="Index_20_Link">Глава 3. Използвани технологии, платформи и/или методологии (за практическото решаване на проблема) (10-15стр.)<text:tab/>6</text:a></text:p>
          <text:p text:style-name="P71"><text:a xlink:type="simple" xlink:href="#__RefHeading__3692_1271752083" text:style-name="Index_20_Link" text:visited-style-name="Index_20_Link">3.1. Изисквания към средствата (технологии, платформи и методологии)<text:tab/>6</text:a></text:p>
          <text:p text:style-name="P71"><text:a xlink:type="simple" xlink:href="#__RefHeading__3694_1271752083" text:style-name="Index_20_Link" text:visited-style-name="Index_20_Link">3.2. Видове средства (технологии, платформи и методологии) и начин и място за използването им – сравнителен анализ<text:tab/>6</text:a></text:p>
          <text:p text:style-name="P71"><text:a xlink:type="simple" xlink:href="#__RefHeading__3696_1271752083" text:style-name="Index_20_Link" text:visited-style-name="Index_20_Link">3.3. Избор на средствата (технологии, платформи и методологии)<text:tab/>9</text:a></text:p>
          <text:p text:style-name="P71"><text:a xlink:type="simple" xlink:href="#__RefHeading__3698_1271752083" text:style-name="Index_20_Link" text:visited-style-name="Index_20_Link">3.4. Изводи<text:tab/>9</text:a></text:p>
          <text:p text:style-name="P72"><text:a xlink:type="simple" xlink:href="#__RefHeading__3700_1271752083" text:style-name="Index_20_Link" text:visited-style-name="Index_20_Link">Глава 4. Анализ (10-15стр.)<text:tab/>10</text:a></text:p>
          <text:p text:style-name="P71"><text:a xlink:type="simple" xlink:href="#__RefHeading__3702_1271752083" text:style-name="Index_20_Link" text:visited-style-name="Index_20_Link">4.1. Концептуален модел<text:tab/>10</text:a></text:p>
          <text:p text:style-name="P71"><text:a xlink:type="simple" xlink:href="#__RefHeading__3704_1271752083" text:style-name="Index_20_Link" text:visited-style-name="Index_20_Link">4.2. Потребителски (функционални) изисквания (права, роли, статуси, диаграми, ...)<text:tab/>10</text:a></text:p>
          <text:p text:style-name="P71"><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10</text:a></text:p>
          <text:p text:style-name="P71"><text:a xlink:type="simple" xlink:href="#__RefHeading__3708_1271752083" text:style-name="Index_20_Link" text:visited-style-name="Index_20_Link">4.4. Работни (бизнес) процеси<text:tab/>10</text:a></text:p>
          <text:p text:style-name="P71"><text:a xlink:type="simple" xlink:href="#__RefHeading__3710_1271752083" text:style-name="Index_20_Link" text:visited-style-name="Index_20_Link">4.5. Изводи<text:tab/>10</text:a></text:p>
          <text:p text:style-name="P72"><text:a xlink:type="simple" xlink:href="#__RefHeading__3736_1271752083" text:style-name="Index_20_Link" text:visited-style-name="Index_20_Link">Глава 5. Проектиране (10-15стр.)<text:tab/>10</text:a></text:p>
          <text:p text:style-name="P71"><text:a xlink:type="simple" xlink:href="#__RefHeading__3738_1271752083" text:style-name="Index_20_Link" text:visited-style-name="Index_20_Link">5.1. Обща архитектура – напр. слоеве, модули, блокове, компоненти...<text:tab/>10</text:a></text:p>
          <text:p text:style-name="P71"><text:a xlink:type="simple" xlink:href="#__RefHeading__3740_1271752083" text:style-name="Index_20_Link" text:visited-style-name="Index_20_Link">5.2. Модел на данните (напр. база данни, файлова структура, ...)<text:tab/>10</text:a></text:p>
          <text:p text:style-name="P71"><text:a xlink:type="simple" xlink:href="#__RefHeading__3742_1271752083" text:style-name="Index_20_Link" text:visited-style-name="Index_20_Link">5.3. Диаграми (на структура и поведение - по слоеве и модули, с извадки от кода)<text:tab/>10</text:a></text:p>
          <text:p text:style-name="P71"><text:a xlink:type="simple" xlink:href="#__RefHeading__3744_1271752083" text:style-name="Index_20_Link" text:visited-style-name="Index_20_Link">5.4. Потребителски интерфейс (опционално)<text:tab/>10</text:a></text:p>
          <text:p text:style-name="P71"><text:a xlink:type="simple" xlink:href="#__RefHeading__3786_1271752083" text:style-name="Index_20_Link" text:visited-style-name="Index_20_Link">5.5. Ресурсни и спомагателни модули (опционално)<text:tab/>10</text:a></text:p>
          <text:p text:style-name="P72"><text:a xlink:type="simple" xlink:href="#__RefHeading__3788_1271752083" text:style-name="Index_20_Link" text:visited-style-name="Index_20_Link">Глава 6. Реализация, тестване/експерименти и (евентуално) внедряване (10-15стр.)<text:tab/>11</text:a></text:p>
          <text:p text:style-name="P71"><text:a xlink:type="simple" xlink:href="#__RefHeading__3790_1271752083" text:style-name="Index_20_Link" text:visited-style-name="Index_20_Link">6.1. Реализация на модулите<text:tab/>11</text:a></text:p>
          <text:p text:style-name="P71"><text:a xlink:type="simple" xlink:href="#__RefHeading__3792_1271752083" text:style-name="Index_20_Link" text:visited-style-name="Index_20_Link">6.2. Системна интеграция (опционално)<text:tab/>11</text:a></text:p>
          <text:p text:style-name="P71"><text:soft-page-break/><text:a xlink:type="simple" xlink:href="#__RefHeading__3794_1271752083" text:style-name="Index_20_Link" text:visited-style-name="Index_20_Link">6.3. Планиране на тестването - тестови сценарии, процедури, ...<text:tab/>11</text:a></text:p>
          <text:p text:style-name="P71"><text:a xlink:type="simple" xlink:href="#__RefHeading__3796_1271752083" text:style-name="Index_20_Link" text:visited-style-name="Index_20_Link">6.4. Модулно и системно тестване<text:tab/>11</text:a></text:p>
          <text:p text:style-name="P71"><text:a xlink:type="simple" xlink:href="#__RefHeading__3798_1271752083" text:style-name="Index_20_Link" text:visited-style-name="Index_20_Link">6.5. Анализ на резултатите от тестването и начин на отразяването им<text:tab/>11</text:a></text:p>
          <text:p text:style-name="P71"><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11</text:a></text:p>
          <text:p text:style-name="P72"><text:a xlink:type="simple" xlink:href="#__RefHeading__3802_1271752083" text:style-name="Index_20_Link" text:visited-style-name="Index_20_Link">Глава 7. Заключение (1-2стр.)<text:tab/>11</text:a></text:p>
          <text:p text:style-name="P71"><text:a xlink:type="simple" xlink:href="#__RefHeading__3804_1271752083" text:style-name="Index_20_Link" text:visited-style-name="Index_20_Link">7.1. Обобщение на изпълнението на началните цели<text:tab/>11</text:a></text:p>
          <text:p text:style-name="P71"><text:a xlink:type="simple" xlink:href="#__RefHeading__3806_1271752083" text:style-name="Index_20_Link" text:visited-style-name="Index_20_Link">7.2. Насоки за бъдещо развитие и усъвършенстване<text:tab/>11</text:a></text:p>
          <text:p text:style-name="P72"><text:a xlink:type="simple" xlink:href="#__RefHeading__3808_1271752083" text:style-name="Index_20_Link" text:visited-style-name="Index_20_Link">Използвана литература<text:tab/>11</text:a></text:p>
          <text:p text:style-name="P72"><text:a xlink:type="simple" xlink:href="#__RefHeading__3810_1271752083" text:style-name="Index_20_Link" text:visited-style-name="Index_20_Link">Приложения (опционално)<text:tab/>12</text:a></text:p>
          <text:p text:style-name="P71"><text:a xlink:type="simple" xlink:href="#__RefHeading__3812_1271752083" text:style-name="Index_20_Link" text:visited-style-name="Index_20_Link">Приложение 1: Терминологичен речник (опционално) (1-2стр.)<text:tab/>12</text:a></text:p>
          <text:p text:style-name="P71"><text:a xlink:type="simple" xlink:href="#__RefHeading__3814_1271752083" text:style-name="Index_20_Link" text:visited-style-name="Index_20_Link">Приложение 2, 3, ....:<text:tab/>12</text:a></text:p>
          <text:p text:style-name="P72"><text:a xlink:type="simple" xlink:href="#__RefHeading__3816_1271752083" text:style-name="Index_20_Link" text:visited-style-name="Index_20_Link">Изисквания за оформяне на дипломната работа:<text:tab/>12</text:a></text:p>
        </text:index-body>
      </text:table-of-content>
      <text:h text:style-name="P86" text:outline-level="1"/>
      <text:p text:style-name="P27"><text:bookmark-start text:name="__RefHeading__3668_1271752083"/>Глава 1. Увод (3-5стр.)<text:bookmark-end text:name="__RefHeading__3668_1271752083"/></text:p>
      <text:p text:style-name="P31">Дипломната работа има за цел разработването на WEB базирана система, предоставяща неограничени възможности на потребители<text:span text:style-name="T8">те</text:span>, желаещи да трансформират разнообразен набор от текстови файлове или презентации в аудио файлове или виртуални презентации <text:span text:style-name="T11">с вграден звук</text:span>. Основните функции на системата са:</text:p>
      <text:list xml:id="list7356016203239189281" text:style-name="L1">
        <text:list-item>
          <text:p text:style-name="P73"><text:span text:style-name="T8">Ч</text:span>етене на HTML, TXT, PDF, DOC файлове, генериране и възпроизвеждане на аудио файлове (MP3, WAV) от прочетеното.</text:p>
        </text:list-item>
        <text:list-item>
          <text:p text:style-name="P73">Разчитане на PPT файлове и визуализирането им в <text:span text:style-name="T8">Уеб</text:span> вариант с вграден прочит на <text:span text:style-name="T11">страниците</text:span>. </text:p>
        </text:list-item>
        <text:list-item>
          <text:p text:style-name="P73">Добавяне на коментари, рейтинги <text:span text:style-name="T12">и </text:span>бележки към конкретен прочит.</text:p>
        </text:list-item>
        <text:list-item>
          <text:p text:style-name="P74">Предоставяне на възможност за търсене <text:span text:style-name="T9">във файловете, който се намират в системата.</text:span></text:p>
        </text:list-item>
      </text:list>
      <text:p text:style-name="P31">Продукта ще бъде разширим, позволявайки обогатяване чрез добавянето на допълнителни файлови формати, гласове за четене, начини на визуализация, възможност за командване на системата чрез глас (SpeechToText),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text:span text:style-name="T13">те</text:span> за прочит, генерираните аудио файлове <text:span text:style-name="T13">и</text:span> променените презентации ще се ползва база от данни. За визуализация на презентациите трябва да се обмисли използването н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text:span text:style-name="T10">т</text:span> готови синтезатори на глас, който трябва да са безплатни и да работят на всички операционни системи.</text:p>
      <text:p text:style-name="P24"><text:bookmark-start text:name="__RefHeading__3670_1271752083"/>1.1. Актуалност на проблема и мотивация (0,5-1стр.)<text:bookmark-end text:name="__RefHeading__3670_1271752083"/></text:p>
      <text:p text:style-name="P32">За момента съществуват няколко подобни продукта, предоставящи четене на pdf, doc, ppt. Но за всеки отделен формат трябва да инсталираме нов продукт, чуваме нови гласове, плащаме лицензи, което представлява затруднение за крайния потребител. Системата ще представлява цялостно безплатно решение, което обединява огромен набор от възможности, лесни за използване и поддръжка. <text:span text:style-name="T14">Липсата на популярен и лесен за използване продукт в тази сфера, който да предоставя възможност на потребителя да го доразвие и използва според потребностите си, ме мотивира да започна работа в тази насока.</text:span></text:p>
      <text:p text:style-name="P21"><text:bookmark-start text:name="__RefHeading__3782_1271752083"/>1.2. Цел и задачи на дипломната работа (1-2стр.)<text:bookmark-end text:name="__RefHeading__3782_1271752083"/></text:p>
      <text:p text:style-name="P33">Ultimate Speaker има за цел да предостави на потребителите лесен и удобен интерфейс. с който те да могат лесно да генерират прочит и визуализация на всевъзможни видове файлове. Системата може да се използва от потребители с <text:soft-page-break/>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MP3 плейър. Така ще се улесни възприемането му и ученето на лекции и материали ще се превърне в приятно занимание.</text:p>
      <text:p text:style-name="P37">За да се създаде описаната система е нужно да се изпълнят следните задачи:</text:p>
      <text:p text:style-name="P37">1. Избор на най-подходящ безплатен инструмент, позволяващ четене на текст (пр. Espeak)</text:p>
      <text:p text:style-name="P37">2. Подбор на подходящи инструменти за организиране и разработване на проекта – език за програмиране, среда за разработка, система за компилиране и пакетиране на готовия продукт, система за <text:span text:style-name="T60">съхранение на кода на приложението(source control)</text:span>, ОС за разработване. (пр. Eclipse, Ant, git, Java)</text:p>
      <text:p text:style-name="P37">3. Избор на допълнителни продукти, нужни за съхранение на данни, визуализация на системата и файловете (пр. <text:span text:style-name="T80">SQLite</text:span>, Apache HTTP Server).</text:p>
      <text:p text:style-name="P37">4. Изграждане на бизнес логиката на продукта и използване на софтуерни шаблони за програмиране с цел улесняване поддръжката и разширяването на системата.</text:p>
      <text:p text:style-name="P37">5. Избор и внедряване на инструменти за разчитане на текст от HTML, PDF, DOC и PPT <text:span text:style-name="T61">(пр. Apache Tika)</text:span>.</text:p>
      <text:p text:style-name="P37">6. Тестване на системата по време на разработка (Unit Testing)</text:p>
      <text:p text:style-name="P37">7. Подбор на готова система или изграждане на такава за визуализация на презентациите.</text:p>
      <text:p text:style-name="P37">8. Автоматизиране инсталирането и конфигурирането на системата и използваните допълнителни продукти (<text:span text:style-name="T80">SQLite</text:span>, Apache, Espeak)</text:p>
      <text:p text:style-name="P36">9. Тестване на разработеното приложение под различни операционни системи</text:p>
      <text:p text:style-name="P21"><text:bookmark-start text:name="__RefHeading__3784_1271752083"/>1.3. Очаквани ползи от реализацията (1-2стр.)<text:bookmark-end text:name="__RefHeading__3784_1271752083"/></text:p>
      <text:p text:style-name="AsenHeading2"><text:bookmark-start text:name="__RefHeading__3676_1271752083"/>1.4. Структура на дипломната работа (0,5-1стр.)<text:bookmark-end text:name="__RefHeading__3676_1271752083"/></text:p>
      <text:p text:style-name="P35"/>
      <text:p text:style-name="AsenHeading1"><text:bookmark-start text:name="__RefHeading__3678_1271752083"/><text:soft-page-break/>Глава 2. Преглед на предметната област (да се замени с конкретно заглавие според заданието) (10-15стр.)<text:bookmark-end text:name="__RefHeading__3678_1271752083"/></text:p>
      <text:p text:style-name="AsenHeading2"><text:bookmark-start text:name="__RefHeading__3680_1271752083"/>2.1. Основни дефиниции<text:bookmark-end text:name="__RefHeading__3680_1271752083"/></text:p>
      <text:p text:style-name="AsenHeading2"><text:bookmark-start text:name="__RefHeading__3682_1271752083"/>2.2. Подходи, методи (евентуално модели и стандарти) за решаване на проблемите<text:bookmark-end text:name="__RefHeading__3682_1271752083"/></text:p>
      <text:p text:style-name="AsenHeading2"><text:bookmark-start text:name="__RefHeading__3684_1271752083"/>2.3. Съществуващи решения (практически реализации)<text:bookmark-end text:name="__RefHeading__3684_1271752083"/></text:p>
      <text:p text:style-name="AsenHeading2"><text:bookmark-start text:name="__RefHeading__3686_1271752083"/>2.4. Избор на критерии за сравнение и сравнителен анализ на решения/методи/стандарти/...<text:bookmark-end text:name="__RefHeading__3686_1271752083"/></text:p>
      <text:p text:style-name="P20"><text:bookmark-start text:name="__RefHeading__3732_1271752083"/>2.5. Изводи<text:bookmark-end text:name="__RefHeading__3732_1271752083"/></text:p>
      <text:p text:style-name="P30"/>
      <text:p text:style-name="P25"><text:bookmark-start text:name="__RefHeading__3734_1271752083"/>Глава 3. Използвани технологии, платформи и/или методологии (за практическото решаване на проблема) (10-15стр.)<text:bookmark-end text:name="__RefHeading__3734_1271752083"/></text:p>
      <text:p text:style-name="AsenHeading2"><text:bookmark-start text:name="__RefHeading__3692_1271752083"/>3.1. Изисквания към средствата (технологии, платформи и методологии)<text:bookmark-end text:name="__RefHeading__3692_1271752083"/></text:p>
      <text:p text:style-name="AsenHeading2"><text:bookmark-start text:name="__RefHeading__3694_1271752083"/>3.2. Видове средства (технологии, платформи и методологии) и начин и място за използването им – сравнителен анализ<text:bookmark-end text:name="__RefHeading__3694_1271752083"/></text:p>
      <text:p text:style-name="P41"><text:span text:style-name="T17">За да се</text:span> изб<text:span text:style-name="T17">ерат</text:span> подходящи <text:span text:style-name="T17">технологии и инструменти</text:span> за реализация на <text:span text:style-name="T17">програмния продукт се вземат в предвид няколко основни фактора:</text:span></text:p>
      <text:list xml:id="list1248891306015999007" text:style-name="L2">
        <text:list-item>
          <text:p text:style-name="P75">Платформено независими</text:p>
        </text:list-item>
        <text:list-item>
          <text:p text:style-name="P75">Безплатни и с отворен кодовата</text:p>
        </text:list-item>
        <text:list-item>
          <text:p text:style-name="P75">Възможност за разширение</text:p>
        </text:list-item>
      </text:list>
      <text:p text:style-name="P42">Оценявайки по тези характеристики всеки един инструмент се прави класификация и се избира най-подходящия, който в последствие ще изполваме.</text:p>
      <text:p text:style-name="P42"><text:span text:style-name="T1">3.2.1</text:span> <text:span text:style-name="T1">Избор на синтезатор за глас.</text:span></text:p>
      <text:p text:style-name="P42"><text:span text:style-name="T58">Развитието на </text:span>двете основни технологии <text:span text:style-name="T58">свързани с гласова интерпретация - </text:span><text:span text:style-name="T18">Text-to-speech </text:span><text:span text:style-name="T22">и </text:span><text:span text:style-name="T21">Speech-to-text </text:span><text:span text:style-name="T22">доведе до </text:span><text:span text:style-name="T23">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153476966932860563" text:style-name="L3">
        <text:list-item>
          <text:p text:style-name="P76"><text:span text:style-name="T1">Синтезатор SpeechLab („Гергана“)</text:span><text:span text:style-name="T1"><text:reference-ref text:reference-format="text" text:ref-name="Синтезатор SpeechLab („Гергана&quot;)">[1]</text:reference-ref></text:span></text:p>
        </text:list-item>
      </text:list>
      <text:p text:style-name="P69"><text:soft-page-break/>Продуктът <text:span text:style-name="T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Unicode кодовата таблица, като например знакът за неравенство (≠), и др. под<text:span text:style-name="T59">обни.</text:span> Освен с четенето на текстове на български, SpeechLab се справя прилично добре и с четенето на текстове на английски, което си е предимство.</text:p>
      <text:p text:style-name="P70"><text:span text:style-name="T1">SpeechLab</text:span> се разпространява безплатно, но само за хората със зрителни увреждания в България. <text:span text:style-name="T59">Х</text:span>ората със зрителни увреждания <text:span text:style-name="T59">получават </text:span>безплатен индивидуален лиценз за некомерсиално ползване на SpeechLab 2.0 от Фондация "Хоризонти" или от Съюза на слепите в България.</text:p>
      <text:p text:style-name="P70">Инсталирането на <text:span text:style-name="T42">SpeechLab</text:span> е много лесно. Стартира се изпълнимия файл на инсталиращата програма, щрака се няколко пъти на бутона <text:span text:style-name="T19">Next</text:span>, след това на бутона <text:span text:style-name="T19">Install</text:span>, а накрая – на бутона <text:span text:style-name="T19">Finish</text:span> и инсталирането е завършено. Препоръчително е след края на инсталацията да рестартирате компютъра. След това гласа „Гергана“ („Gergana“) ще бъде наличен за избор в екрана за настройка на текст-към-реч в контролния панел наWindows, както и в настройките за SAPI5 в съответния екранен четец.</text:p>
      <text:list xml:id="list4125359502846702257" text:style-name="L4">
        <text:list-item>
          <text:p text:style-name="P77"><text:span text:style-name="T2">Синтезатор Innoetics Irina („Ирина“)</text:span><text:span text:style-name="T2"><text:reference-ref text:reference-format="text" text:ref-name="Синтезатор Innoetics Irina („Ирина“)">[2]</text:reference-ref></text:span></text:p>
        </text:list-item>
      </text:list>
      <text:p text:style-name="P69">Гласът „Ирина“ е разработен от гръцката фирма „Innoetics“. Негово основно предимство е естествеността на звученето на гласа. <text:span text:style-name="T59">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4424994160698303540" text:style-name="L5">
        <text:list-item>
          <text:p text:style-name="P78"><text:span text:style-name="T3">Синтезатор </text:span><text:span text:style-name="T20">eSpeak</text:span><text:span text:style-name="T3"> (и с български глас)</text:span><text:span text:style-name="T3"><text:reference-ref text:reference-format="text" text:ref-name="Синтезатор eSpeak (и с български глас)">[3]</text:reference-ref></text:span></text:p>
        </text:list-item>
      </text:list>
      <text:p text:style-name="P67">Многоезичният речев синтезатор <text:span text:style-name="T42">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42">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9">Unicode</text:span> кодовата таблица, в сравнение със <text:span text:style-name="T42">SpeechLab</text:span>.</text:p>
      <text:p text:style-name="P68">Сдобиването с <text:span text:style-name="T42">eSpeak</text:span> става чрез изтегляне на инсталационния му пакет от официалния му <text:span text:style-name="T59">уеб сайт</text:span>: <text:a xlink:type="simple" xlink:href="http://espeak.sourceforge.net/" text:style-name="Internet_20_link" text:visited-style-name="Visited_20_Internet_20_Link">http://espeak.sourceforge.net</text:a>, от раздела „<text:span text:style-name="T19">Download</text:span>“.</text:p>
      <text:p text:style-name="P44">Наличието на Български език в <text:span text:style-name="T42">eSpeak</text:span><text:span text:style-name="T42"><text:reference-ref text:reference-format="text" text:ref-name="ESpeak: Speech Synthesizer">[4]</text:reference-ref></text:span><text:span text:style-name="T22"> и възможността за използването му без заплащане на лиценз наклони везните в негова посока. </text:span><text:span text:style-name="T24">Архитектурата на системата позволява замяна на избрания инструмент, като единственото което трябва да се направи е да се добави имплементация за нов синтезатор на глас и </text:span><text:soft-page-break/><text:span text:style-name="T24">да се смени инициализирането на синтезатора при старт на системата.</text:span></text:p>
      <text:p text:style-name="P43"><text:span text:style-name="T1">3.2.</text:span><text:span text:style-name="T5">2</text:span> <text:span text:style-name="T1">Избор на </text:span><text:span text:style-name="T4">инструмент за извличане на текст от различни файлове</text:span></text:p>
      <text:p text:style-name="P46">Извличането на текст от файлове с разнороден произход е задача, която изисква задълбочено изследване. Съществува възможност за създаване на алгоритъм, който да трансформира желаните файлове във формат, който е удобен на нас. Но този подход не е лесно разширим и добавянето на всеки нов файлов формат ще изисква значително време и усилие. </text:p>
      <text:p text:style-name="P47">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text:p>
      <text:p text:style-name="P49">Apache POI<text:reference-ref text:reference-format="text" text:ref-name="Apache POI - Microsoft content extraction">[6]</text:reference-ref><text:span text:style-name="T22"> е инструмент позволяващ манипулация на широк спектър от файлови формати, основно използвани в </text:span><text:span text:style-name="T64">Windows </text:span><text:span text:style-name="T22">операционните системи. Хубавата част е че е разработен специално за </text:span><text:span text:style-name="T64">Java</text:span><text:span text:style-name="T22">, което улеснява използването му в конкретната система. </text:span><text:span text:style-name="T28">Също така </text:span><text:span text:style-name="T73">Apache POI </text:span><text:span text:style-name="T28">е специално пригоден за работа с файлове от офис пакета на </text:span><text:span text:style-name="T65">Microsoft </text:span><text:span text:style-name="T28">(</text:span><text:span text:style-name="T65">Excel files, Word files, PowePoint files, Publisher files </text:span><text:span text:style-name="T28">и други). Но след преглед на документацията, установих че самите разработчици препоръчват използването на </text:span><text:span text:style-name="T74">Apache Tika</text:span><text:span text:style-name="T22">, </text:span><text:span text:style-name="T28">за професионално извличане на информация, тъй като тя предлага и много други полезни функции, надхвърлящи многократно тези на </text:span>Apache POI<text:span text:style-name="T22">.</text:span></text:p>
      <text:p text:style-name="P50">Apache Tika<text:reference-ref text:reference-format="text" text:ref-name="Apache Tika - a content analysis toolkit">[5]</text:reference-ref><text:span text:style-name="T22"> </text:span><text:span text:style-name="T25">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66">PDF</text:span><text:span text:style-name="T44"> </text:span><text:span text:style-name="T25">и</text:span><text:span text:style-name="T44"> </text:span><text:span text:style-name="T66">PPT</text:span><text:span text:style-name="T25">. </text:span><text:span text:style-name="T29">Този инструмент използва и разширява възможностите на </text:span><text:span text:style-name="T63">Apache POI,</text:span><text:span text:style-name="T26"> </text:span><text:span text:style-name="T29">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6"> ще направи разширяването на </text:span><text:span text:style-name="T45">Ultimate Speaker </text:span><text:span text:style-name="T26">изключително лесно. </text:span><text:span text:style-name="T27">Има възможност за дефиниране </text:span><text:span text:style-name="T29">и добавяне на собствени формати и анализатори, </text:span><text:span text:style-name="T27">което на практика е всичко от което се нуждаем.</text:span></text:p>
      <text:p text:style-name="P51"><text:span text:style-name="T46">3.2.</text:span><text:span text:style-name="T48">3</text:span><text:span text:style-name="T27"> </text:span><text:span text:style-name="T46">Избор на </text:span><text:span text:style-name="T47">и</text:span><text:span text:style-name="T48">мплементация за изработка на </text:span><text:span text:style-name="T75">ReSTful </text:span><text:span text:style-name="T52">уеб сервиз.</text:span></text:p>
      <text:p text:style-name="P56"><text:span text:style-name="T43">За да се улесни разширението и промяната на системата, трябва да се избегне обвързването с конкретен интерфейс за комуникация с потребителите. Комуникацията между бизнес логиката и потребителския интерфейс ще става с помощта на </text:span><text:span text:style-name="T6">Java JAX-RS</text:span><text:span text:style-name="T49"> имплементация. Разгледах предимствата и недостатъците </text:span><text:span text:style-name="T50">на най-популярните такива, и достигнах до следните изводи:</text:span></text:p>
      <text:p text:style-name="P52">Jersey<text:reference-ref text:reference-format="text" text:ref-name="Jersey - JAX-RS implementation">[7]</text:reference-ref> <text:span text:style-name="T30">е широко използвана имплементация на <text:s/></text:span><text:span text:style-name="T76">JAX-RS</text:span><text:span text:style-name="T31">, </text:span><text:span text:style-name="T35">създадена от </text:span><text:span text:style-name="T69">SUN Microsystems</text:span><text:span text:style-name="T35"> в последствие поддържана от </text:span><text:span text:style-name="T69">Oracle,</text:span><text:span text:style-name="T31"> </text:span><text:span text:style-name="T30">която </text:span><text:span text:style-name="T35">разширява допълнително спецификациите с цел по-лесното разработване на </text:span><text:span text:style-name="T51">ReSTful </text:span><text:span text:style-name="T35">клиент и сървър. Позволява допълнително разширяване в зависимост от потребностите на всеки потребител. </text:span><text:span text:style-name="T36">Включва поддръжка на </text:span><text:span text:style-name="T70">Oauth, Atom, MVC, FastInfoset</text:span><text:span text:style-name="T36">. Предлага възможност за интеграция с </text:span><text:span text:style-name="T70">Apache HTTP Client, Guice, Spring, MOXy</text:span><text:span text:style-name="T36"> и много други.</text:span></text:p>
      <text:p text:style-name="P53"><text:soft-page-break/>RestEasy<text:reference-ref text:reference-format="text" text:ref-name="RESTEasy - Jbos Community">[8]</text:reference-ref> <text:span text:style-name="T32">е проект на </text:span><text:span text:style-name="T67">Jboss</text:span><text:span text:style-name="T32"> който е изцяло сертифицирана имплементация на </text:span><text:span text:style-name="T77">JAX-RS </text:span><text:span text:style-name="T32">спецификацията. Може да работи със всеки един уеб сървър (</text:span><text:span text:style-name="T67">Jboss, Tomcat </text:span><text:span text:style-name="T32">и др.). Има внедрена имплементация за тестване на създадената </text:span><text:span text:style-name="T77">ReST</text:span><text:span text:style-name="T32"> система. Предоставя допълнителна възможност за лесно писане на клиентска част, която да си комуникира със създадения </text:span><text:span text:style-name="T77">ReSTful </text:span><text:span text:style-name="T32">сервиз. Използва различни видове сървърна кеш с цел бързодействие. Има богат набор от трансформатори за </text:span><text:span text:style-name="T67"><text:s/>XML, JSON, YAML, Fastinfoset, Multipart, XOP, Ato</text:span><text:span text:style-name="T32"> и др. Използва </text:span><text:span text:style-name="T67">JAXB </text:span><text:span text:style-name="T32">сериализация на обекти в </text:span><text:span text:style-name="T67">XML, JSON, Jackson, Fastinfoset </text:span><text:span text:style-name="T32">и </text:span><text:span text:style-name="T67">Atom</text:span><text:span text:style-name="T32">, като също така има абстракции за основните колекции съдържащи </text:span><text:span text:style-name="T67">JAXB </text:span><text:span text:style-name="T32">обекти. Автоматично компресиране/декомпресиране в клиентската и сървърната част, използвайки </text:span><text:span text:style-name="T67">GZIP.</text:span><text:span text:style-name="T32"> <text:s/>Предоставя асинхронна абстракция на </text:span><text:span text:style-name="T67">HTTP(Comet)</text:span><text:span text:style-name="T32"> за </text:span><text:span text:style-name="T67">Jboss </text:span><text:span text:style-name="T32">и </text:span><text:span text:style-name="T67">Tomcat.</text:span><text:span text:style-name="T32"> </text:span><text:span text:style-name="T33">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67">S/MIME</text:span><text:span text:style-name="T32"> </text:span><text:span text:style-name="T33">и </text:span><text:span text:style-name="T67">DOSETA. </text:span><text:span text:style-name="T34">Включва още много други възможности като например </text:span><text:span text:style-name="T68">EJB, Seam, Guice, Spring </text:span><text:span text:style-name="T34">и </text:span><text:span text:style-name="T68">Spring MVC.</text:span></text:p>
      <text:p text:style-name="P54">Restlet<text:reference-ref text:reference-format="text" text:ref-name="Restlet API Platform.">[9]</text:reference-ref><text:span text:style-name="T22"> </text:span><text:span text:style-name="T37">е имплементация помагаща разработването на програмни интерфейси, който следват архитектурата на </text:span><text:span text:style-name="T71">REST</text:span><text:span text:style-name="T37">. </text:span><text:span text:style-name="T38">Много мощен, но в същото време сравнително сложен инструмент. Възможност за разработване на <text:s/></text:span><text:span text:style-name="T71">REST </text:span><text:span text:style-name="T38">приложения от ниско ниво. </text:span><text:span text:style-name="T41">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39">Предимството тук е, че можем да използваме този инструмент без уеб сървър, </text:span><text:span text:style-name="T40">което ни позволява да избегнем обвързването и настройването на конкретен сървър, което би опростило значително имплементацията. </text:span><text:span text:style-name="T41">Също така </text:span><text:span text:style-name="T72">Restlet Framework-</text:span><text:span text:style-name="T41">а работи на голям набор от платформи - </text:span><text:span text:style-name="T72">Java SE/RE, OSGI Environment, Google App Engine, Google Web Toolkit, Android.</text:span><text:span text:style-name="T41"> </text:span></text:p>
      <text:p text:style-name="P55"><text:span text:style-name="T22">Вземайки в предвид факта, че искам да направя имплементация възможно най-малко платформено зависима и това, че имам опит в работата с </text:span><text:span text:style-name="T79">Restlet</text:span><text:span text:style-name="T79"><text:reference-ref text:reference-format="text" text:ref-name="Restlet API Platform.">[9]</text:reference-ref></text:span><text:span text:style-name="T22"> имплементацията, ще използвам нея за разработване на </text:span><text:span text:style-name="T64">ReST API</text:span><text:span text:style-name="T22"> частта на Ultimate Speaker.</text:span></text:p>
      <text:p text:style-name="P63"/>
      <text:p text:style-name="P55"><text:span text:style-name="T46">3.2.</text:span><text:span text:style-name="T48">3</text:span><text:span text:style-name="T27"> </text:span><text:span text:style-name="T46">Избор на </text:span><text:span text:style-name="T53">система за съхранение на данни</text:span><text:span text:style-name="T52">.</text:span></text:p>
      <text:p text:style-name="P57"><text:span text:style-name="T52">В</text:span><text:span text:style-name="T43">сички файлове, който използва системата трябва да бъдат съхранявани по някакъв начин. Тъй като информацията 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1">SQLite </text:span><text:span text:style-name="T1"><text:reference-ref text:reference-format="text" text:ref-name="SQLite home page">[10]</text:reference-ref></text:span><text:span text:style-name="T43">. </text:span><text:span text:style-name="T54">Спрях се на </text:span><text:span text:style-name="T7">Xerial </text:span><text:span text:style-name="T7"><text:reference-ref text:reference-format="text" text:ref-name="SQLite JDBC Xerial implementation">[11]</text:reference-ref></text:span><text:span text:style-name="T7">,</text:span><text:span text:style-name="T54"> защото включва компилирана версия на </text:span><text:span text:style-name="T81">SQLite </text:span><text:span text:style-name="T54">за основните платформи (</text:span><text:span text:style-name="T81">Windows, Mac OS, Linux)</text:span><text:span text:style-name="T54">, както и </text:span><text:span text:style-name="T81">JDBC </text:span><text:span text:style-name="T54">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55">преди да можеш да работиш с базата. </text:span><text:span text:style-name="T56">Друго добро качество на </text:span><text:span text:style-name="T82">SQLite</text:span><text:span text:style-name="T56"> е, че може да използва изключително малко памет, което го прави добро решение за платформи с ограничени ресурси – като таблети, телефони и много други. Предишният ми опит с използването на този продукт, </text:span><text:soft-page-break/><text:span text:style-name="T56">допълнително накланя везните при избора ми. </text:span></text:p>
      <text:p text:style-name="AsenHeading2"><text:bookmark-start text:name="__RefHeading__3696_1271752083"/>3.3. Избор на средствата (технологии, платформи и методологии)<text:bookmark-end text:name="__RefHeading__3696_1271752083"/></text:p>
      <text:p text:style-name="AsenHeading2"><text:bookmark-start text:name="__RefHeading__3698_1271752083"/>3.4. Изводи<text:bookmark-end text:name="__RefHeading__3698_1271752083"/></text:p>
      <text:p text:style-name="P28"/>
      <text:p text:style-name="P26"><text:bookmark-start text:name="__RefHeading__3700_1271752083"/>Глава 4. Анализ (10-15стр.)<text:bookmark-end text:name="__RefHeading__3700_1271752083"/></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28"/>
      <text:p text:style-name="AsenHeading1"><text:bookmark-start text:name="__RefHeading__3736_1271752083"/>Глава 5. Проектиране (10-15стр.)<text:bookmark-end text:name="__RefHeading__3736_1271752083"/></text:p>
      <text:p text:style-name="AsenHeading2"><text:bookmark-start text:name="__RefHeading__3738_1271752083"/>5.1. Обща архитектура – напр. слоеве, модули, блокове, компоненти...<text:bookmark-end text:name="__RefHeading__3738_1271752083"/></text:p>
      <text:p text:style-name="P79">5.1.1 <text:span text:style-name="T18">Rest API</text:span> слой</text:p>
      <text:p text:style-name="P81">Използването на <text:span text:style-name="T19">Rest API </text:span><text:span text:style-name="T43">позволява лесно разграничаване на бизнес логиката и визуализирането на продукта. Тъй като работи на всяка операционна система, потребителският интерфейс може лесно да се свърже с модула, използвайки обикновен </text:span><text:span text:style-name="T18">HTTP </text:span><text:span text:style-name="T43">протокол. Така гарантираме възможността за лесна адаптация, според изискванията на потребителя, като това няма да наложи никакви промени в бизнес лог</text:span><text:span text:style-name="T57">и</text:span><text:span text:style-name="T43">ката.</text:span></text:p>
      <text:p text:style-name="P82"><text:span text:style-name="T43">За по-удобно пренасяне на информацията, модулът позволява сериализация на информацията във XML или JSON формат, тъй като това са най-често използваните формати за визуализация и пренос на информация. JSON може да се използва основно от Уеб потребителски интерфейс, тъй като самият формат е вграден в JavaScript. XML може лесно да бъде прочетен от други програмни езици и така информацията става общодостъпна и може да бъде трансформирана и показана по желания начин.</text:span></text:p>
      <text:p text:style-name="AsenHeading2"><text:bookmark-start text:name="__RefHeading__3740_1271752083"/><text:soft-page-break/>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3"><text:bookmark-start text:name="__RefHeading__3744_1271752083"/>5.4. Потребителски интерфейс (опционално)<text:bookmark-end text:name="__RefHeading__3744_1271752083"/></text:p>
      <text:p text:style-name="P22"><text:bookmark-start text:name="__RefHeading__3786_1271752083"/>5.5. Ресурсни и спомагателни модули (опционално)<text:bookmark-end text:name="__RefHeading__3786_1271752083"/></text:p>
      <text:p text:style-name="P34"/>
      <text:p text:style-name="AsenHeading1"><text:bookmark-start text:name="__RefHeading__3788_1271752083"/>Глава 6. Реализация,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80">6.1.1 Rest API модул</text:p>
      <text:p text:style-name="P83">Restlet и Jackson.</text:p>
      <text:p text:style-name="P84"><text:a xlink:type="simple" xlink:href="http://hayageek.com/docs/jquery-upload-file.php" text:style-name="Internet_20_link" text:visited-style-name="Visited_20_Internet_20_Link">http://hayageek.com/docs/jquery-upload-file.php</text:a></text:p>
      <text:p text:style-name="P85"><text:a xlink:type="simple" xlink:href="https://www.parse.com/questions/uploading-files-to-parse-using-javascript-and-the-rest-api" text:style-name="Internet_20_link" text:visited-style-name="Visited_20_Internet_20_Link">https://www.parse.com/questions/uploading-files-to-parse-using-javascript-and-the-rest-api</text:a></text:p>
      <text:p text:style-name="P85"/>
      <text:p text:style-name="P83"/>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28"/>
      <text:p text:style-name="P28"/>
      <text:p text:style-name="AsenHeading1"><text:bookmark-start text:name="__RefHeading__3802_1271752083"/><text:soft-page-break/>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28"/>
      <text:p text:style-name="P28"/>
      <text:p text:style-name="AsenHeading1"><text:bookmark-start text:name="__RefHeading__3808_1271752083"/>Използвана литература<text:bookmark-end text:name="__RefHeading__3808_1271752083"/></text:p>
      <text:p text:style-name="P29"><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text:p>
      <text:p text:style-name="P40"><text:reference-mark-start text:name="Синтезатор SpeechLab („Гергана&quot;)"/><text:span text:style-name="T16">[1]</text:span><text:reference-mark-end text:name="Синтезатор SpeechLab („Гергана&quot;)"/><text:span text:style-name="T16">"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6">http://testove.nllb.bg/mod/page/view.php?id=25</text:span></text:a><text:span text:style-name="T16">&gt;</text:span></text:p>
      <text:p text:style-name="P38"><text:reference-mark-start text:name="Синтезатор Innoetics Irina („Ирина“)"/><text:span text:style-name="T16">[2]</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5">6</text:span></text:a>&gt;</text:p>
      <text:p text:style-name="P39"><text:reference-mark-start text:name="Синтезатор eSpeak (и с български глас)"/><text:span text:style-name="T16">[3]</text:span><text:reference-mark-end text:name="Синтезатор eSpeak (и с български глас)"/>"Тестове: Синтезатор <text:span text:style-name="T15">eSpeak (и с български глас)</text:span>." Тестове: Синтезатор <text:span text:style-name="T15">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5">7</text:span></text:a>&gt;</text:p>
      <text:p text:style-name="P45"><text:reference-mark-start text:name="ESpeak: Speech Synthesizer"/>[4]<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48"><text:reference-mark-start text:name="Apache Tika - a content analysis toolkit"/>[5]<text:reference-mark-end text:name="Apache Tika - a content analysis toolkit"/><text:span text:style-name="T62">"Apache Tika - Apache Tika." Apache Tika - Apache Tika. N.p., n.d. Web. 09 Mar. 2015. &lt;</text:span><text:a xlink:type="simple" xlink:href="http://tika.apache.org/" text:style-name="Internet_20_link" text:visited-style-name="Visited_20_Internet_20_Link"><text:span text:style-name="T62">http://tika.apache.org/</text:span></text:a><text:span text:style-name="T62">&gt;</text:span></text:p>
      <text:p text:style-name="P58"><text:reference-mark-start text:name="Apache POI - Microsoft content extraction"/>[6]<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62"><text:reference-mark-start text:name="Jersey - JAX-RS implementation"/>[7]<text:reference-mark-end text:name="Jersey - JAX-RS implementation"/>"Jersey." Jersey. N.p., n.d. Web. 25 Mar. 2015. &lt;<text:a xlink:type="simple" xlink:href="https://jersey.java.net/" text:style-name="Internet_20_link" text:visited-style-name="Visited_20_Internet_20_Link">https://jersey.java.net/</text:a>&gt;</text:p>
      <text:p text:style-name="P59"><text:reference-mark-start text:name="RESTEasy - Jbos Community"/>[<text:span text:style-name="T78">8</text:span>]<text:reference-mark-end text:name="RESTEasy - Jbos Community"/><text:span text:style-name="T77">"RESTEasy - JBoss Community." RESTEasy - JBoss Community. N.p., n.d. Web. 25 Mar. 2015. &lt;</text:span><text:a xlink:type="simple" xlink:href="http://resteasy.jboss.org/" text:style-name="Internet_20_link" text:visited-style-name="Visited_20_Internet_20_Link"><text:span text:style-name="T77">http://resteasy.jboss.org/</text:span></text:a><text:span text:style-name="T77">&gt;</text:span></text:p>
      <text:p text:style-name="P60"><text:reference-mark-start text:name="Restlet API Platform."/>[9]<text:reference-mark-end text:name="Restlet API Platform."/>"Restlet API Platform." Restlet. N.p., n.d. Web. 25 Mar. 2015. &lt;<text:a xlink:type="simple" xlink:href="http://restlet.com/" text:style-name="Internet_20_link" text:visited-style-name="Visited_20_Internet_20_Link">http://restlet.com/</text:a>&gt;</text:p>
      <text:p text:style-name="P64"><text:reference-mark-start text:name="SQLite home page"/>[10]<text:reference-mark-end text:name="SQLite home page"/><text:span text:style-name="T81">"SQLite Home Page." SQLite Home Page. N.p., n.d. Web. 07 Apr. 2015. &lt;</text:span><text:a xlink:type="simple" xlink:href="https://www.sqlite.org/index.html" text:style-name="Internet_20_link" text:visited-style-name="Visited_20_Internet_20_Link"><text:span text:style-name="T81">https://www.sqlite.org/index.html</text:span></text:a><text:span text:style-name="T81">&gt;</text:span></text:p>
      <text:p text:style-name="P65"><text:reference-mark-start text:name="SQLite JDBC Xerial implementation"/>[11]<text:reference-mark-end text:name="SQLite JDBC Xerial implementation"/>"Bitbucket." Xerial / Sqlite-jdbc —. N.p., n.d. Web. 07 Apr. 2015. &lt;<text:a xlink:type="simple" xlink:href="https://bitbucket.org/xerial/sqlite-jdbc/" text:style-name="Internet_20_link" text:visited-style-name="Visited_20_Internet_20_Link">https://bitbucket.org/xerial/sqlite-jdbc/</text:a>&gt;</text:p>
      <text:p text:style-name="P61"/>
      <text:p text:style-name="P60"/>
      <text:p text:style-name="P28"/>
      <text:p text:style-name="AsenHeading1"><text:bookmark-start text:name="__RefHeading__3810_1271752083"/><text:soft-page-break/>Приложения (опционално)<text:bookmark-end text:name="__RefHeading__3810_1271752083"/></text:p>
      <text:p text:style-name="P28"/>
      <text:p text:style-name="AsenHeading2"><text:bookmark-start text:name="__RefHeading__3812_1271752083"/>Приложение 1: Терминологичен речник (опционално) (1-2стр.)<text:bookmark-end text:name="__RefHeading__3812_1271752083"/></text:p>
      <text:p text:style-name="P28"/>
      <text:p text:style-name="AsenHeading2"><text:bookmark-start text:name="__RefHeading__3814_1271752083"/>Приложение 2, 3, ....:<text:bookmark-end text:name="__RefHeading__3814_1271752083"/></text:p>
      <text:p text:style-name="P29"><text:s/>напр. код или извадки от кода, наръчник на потребителя, екрани от потребителския интерфейс, спецификации, диаграми, и др.</text:p>
      <text:p text:style-name="P28"/>
      <text:p text:style-name="P28"/>
      <text:p text:style-name="P28"/>
      <text:p text:style-name="P28"/>
      <text:p text:style-name="AsenHeading1"><text:bookmark-start text:name="__RefHeading__3816_1271752083"/>Изисквания за оформяне на дипломната работа:<text:bookmark-end text:name="__RefHeading__3816_1271752083"/></text:p>
      <text:p text:style-name="P28"/>
      <text:p text:style-name="P28">3. Чуждестранните термини да бъдат преведени, а където това не е възможно – цитирани в курсив и нечленувани.</text:p>
      <text:p text:style-name="P66">6. Да се избягват пренасянията на нова страница на заглавия на секции, фигури и таблици.</text:p>
      <text:p text:style-name="P28">7. Да се избягват празни участъци на страници вследствие пренасянето на фигури на нова страница.</text:p>
      <text:p text:style-name="P28">8. Всички фигури и таблици да бъдат номерирани и именовани (непосредствено след фигурата или таблицата).</text:p>
      <text:p text:style-name="P28">9. Всички фигури и таблици да бъдат цитирани в текста.</text:p>
      <text:p text:style-name="P28">10. Използваните фигури от други източници да бъдат цитирани.</text:p>
      <text:p text:style-name="P28">11. Всички цитати да бъдат отразени в списъка на използваната литература.</text:p>
      <text:p text:style-name="P28">12. Всички източници от списъка на използваната литература да бъдат цитирани в текста.</text:p>
      <text:p text:style-name="P28">13. Използваната литература да се цитира съгласно MLA Style - http://www.library.mun.ca/guides/howto/mla.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6.2$Linux_X86_64 LibreOffice_project/430m0$Build-2</meta:generator>
    <dc:date>2015-05-05T00:05:11.369901393</dc:date>
    <meta:editing-duration>PT13H19M36S</meta:editing-duration>
    <meta:editing-cycles>150</meta:editing-cycles>
    <meta:document-statistic meta:table-count="1" meta:image-count="0" meta:object-count="2" meta:page-count="13" meta:paragraph-count="179" meta:word-count="3127" meta:character-count="22106" meta:non-whitespace-character-count="19141"/>
  </office:meta>
</office:document-meta>
</file>